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1" svg:font-family="Roboto"/>
    <style:font-face style:name="Roboto" svg:font-family="Roboto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333333" style:font-name="Roboto1" fo:font-size="12pt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333333" style:font-name="Roboto1" fo:font-size="12pt" officeooo:rsid="0010ca75" officeooo:paragraph-rsid="0010ca75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333333" style:font-name="Roboto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333333" style:font-name="Roboto1" fo:font-size="13pt" style:font-size-asian="13pt" style:font-size-complex="13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333333" style:font-name="Roboto1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333333" fo:font-size="13pt" fo:font-weight="bold" officeooo:paragraph-rsid="0010ca75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333333" officeooo:paragraph-rsid="0010ca75"/>
    </style:style>
    <style:style style:name="T1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c4043" fo:font-size="10.5pt" fo:letter-spacing="normal" fo:font-style="normal" fo:font-weight="normal"/>
    </style:style>
    <style:style style:name="T3" style:family="text">
      <style:text-properties fo:font-variant="normal" fo:text-transform="none" fo:color="#3c4043" fo:letter-spacing="normal" fo:font-style="normal"/>
    </style:style>
    <style:style style:name="T4" style:family="text">
      <style:text-properties fo:font-variant="normal" fo:text-transform="none" fo:color="#3c4043" fo:letter-spacing="normal" fo:font-style="normal" fo:font-weight="normal"/>
    </style:style>
    <style:style style:name="T5" style:family="text">
      <style:text-properties fo:font-variant="normal" fo:text-transform="none" fo:color="#3c4043" fo:letter-spacing="normal" fo:font-style="normal" officeooo:rsid="0010ca75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0ca75"/>
    </style:style>
    <style:style style:name="T9" style:family="text">
      <style:text-properties fo:font-variant="normal" fo:text-transform="none" fo:letter-spacing="normal" fo:font-style="normal" officeooo:rsid="0010ca75"/>
    </style:style>
    <style:style style:name="T10" style:family="text">
      <style:text-properties fo:font-variant="normal" fo:text-transform="none" fo:color="#333333" style:font-name="Roboto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333333" style:font-name="Roboto1" fo:font-size="12pt" fo:letter-spacing="normal" fo:font-style="normal" fo:font-weight="normal" officeooo:rsid="0010ca75" style:font-size-asian="12pt" style:font-size-complex="12pt"/>
    </style:style>
    <style:style style:name="T12" style:family="text">
      <style:text-properties fo:font-variant="normal" fo:text-transform="none" fo:color="#333333" style:font-name="Roboto1" fo:font-size="12pt" fo:letter-spacing="normal" fo:font-style="normal" officeooo:rsid="0010ca75" style:font-size-asian="12pt" style:font-size-complex="12pt"/>
    </style:style>
    <style:style style:name="T13" style:family="text">
      <style:text-properties fo:font-variant="normal" fo:text-transform="none" fo:color="#333333" style:font-name="Roboto1" fo:font-size="13pt" fo:letter-spacing="normal" fo:font-style="normal" fo:font-weight="normal" style:font-size-asian="13pt" style:font-size-complex="13pt"/>
    </style:style>
    <style:style style:name="T14" style:family="text">
      <style:text-properties fo:font-variant="normal" fo:text-transform="none" fo:color="#333333" style:font-name="Roboto1" fo:letter-spacing="normal" fo:font-style="normal" officeooo:rsid="0010ca75"/>
    </style:style>
    <style:style style:name="T15" style:family="text">
      <style:text-properties fo:font-variant="normal" fo:text-transform="none" style:font-name="Roboto1" fo:letter-spacing="normal" fo:font-style="normal" officeooo:rsid="0010ca75"/>
    </style:style>
    <style:style style:name="T16" style:family="text">
      <style:text-properties fo:font-variant="normal" fo:text-transform="none" style:font-name="Roboto1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Roboto1" fo:font-size="12pt" fo:letter-spacing="normal" fo:font-style="normal" fo:font-weight="normal" officeooo:rsid="0010ca75" style:font-size-asian="12pt" style:font-size-complex="12pt"/>
    </style:style>
    <style:style style:name="T18" style:family="text">
      <style:text-properties fo:font-variant="normal" fo:text-transform="none" style:font-name="Roboto1" fo:font-size="13pt" fo:letter-spacing="normal" fo:font-style="normal" fo:font-weight="normal" style:font-size-asian="13pt" style:font-size-complex="13pt"/>
    </style:style>
    <style:style style:name="T19" style:family="text">
      <style:text-properties officeooo:rsid="0010ca75"/>
    </style:style>
    <style:style style:name="T20" style:family="text">
      <style:text-properties fo:color="#333333" style:font-name="Roboto1" fo:font-size="12pt" style:font-size-asian="12pt" style:font-size-complex="12pt"/>
    </style:style>
    <style:style style:name="T21" style:family="text">
      <style:text-properties fo:color="#333333" style:font-name="Roboto1" fo:font-size="13pt" style:font-size-asian="13pt" style:font-size-complex="13pt"/>
    </style:style>
    <style:style style:name="T22" style:family="text">
      <style:text-properties style:font-name="Roboto1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SIM swapping</text:span> </text:p>
      <text:p text:style-name="P4"/>
      <text:p text:style-name="P6"><text:span text:style-name="T15">¿Qué es?</text:span></text:p>
      <text:p text:style-name="P7"><text:span text:style-name="T17"><text:line-break/><text:tab/>“Sim swapping” es una</text:span><text:span text:style-name="T16"> estafa de intercambio de SIM. </text:span><text:span text:style-name="T17">E</text:span><text:span text:style-name="T16">s un tipo de fraude de adquisición de cuenta que generalmente tiene como objetivo una debilidad en la autenticación de dos factores y la verificación de dos pasos en la que el segundo factor o paso, es un mensaje de texto o una llamada a un </text:span><text:span text:style-name="T18">teléfono móvil.</text:span><text:span text:style-name="T22"> </text:span></text:p>
      <text:p text:style-name="P4"/>
      <text:p text:style-name="P5"><text:span text:style-name="T9">C</text:span><text:span text:style-name="T6">ómo realizar esta técnica contigo mismo, sino supieras nada de ti o con algún familiar tuyo:</text:span></text:p>
      <text:p text:style-name="P1"/>
      <text:p text:style-name="P2">Intentaría usar MBSA de Windows para scannear mi ordenador en busca de un virus. Otra opción sería meterme en la terminal de Windows y comprobar si los PIDs que están activos los reconozco y reconozco esa aplicación, y en caso de no conocerla eliminarla inmedia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1" svg:font-family="Roboto"/>
    <style:font-face style:name="Roboto" svg:font-family="Roboto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4T10:27:52.047000000</meta:creation-date>
    <dc:date>2020-12-04T10:36:17.175000000</dc:date>
    <meta:editing-duration>PT8M26S</meta:editing-duration>
    <meta:editing-cycles>1</meta:editing-cycles>
    <meta:document-statistic meta:table-count="0" meta:image-count="0" meta:object-count="0" meta:page-count="1" meta:paragraph-count="5" meta:word-count="122" meta:character-count="695" meta:non-whitespace-character-count="574"/>
    <meta:generator>LibreOffice/6.4.0.3$Windows_X86_64 LibreOffice_project/b0a288ab3d2d4774cb44b62f04d5d28733ac6df8</meta:generator>
  </office:meta>
</office:document-meta>
</file>